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63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5508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3.8673in"/>
    </style:style>
    <style:style style:name="co12" style:family="table-column">
      <style:table-column-properties fo:break-before="auto" style:column-width="1.5181in"/>
    </style:style>
    <style:style style:name="co13" style:family="table-column">
      <style:table-column-properties fo:break-before="auto" style:column-width="1.157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Venue Name</text:p>
          </table:table-cell>
          <table:table-cell office:value-type="string">
            <text:p>Street 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Skeeball</text:p>
          </table:table-cell>
          <table:table-cell office:value-type="string">
            <text:p>Jenga</text:p>
          </table:table-cell>
          <table:table-cell office:value-type="string">
            <text:p>Trivia</text:p>
          </table:table-cell>
          <table:table-cell office:value-type="string">
            <text:p>Board Games</text:p>
          </table:table-cell>
          <table:table-cell office:value-type="string">
            <text:p>Video Games</text:p>
          </table:table-cell>
          <table:table-cell office:value-type="string">
            <text:p>Arcades</text:p>
          </table:table-cell>
          <table:table-cell office:value-type="string">
            <text:p>Games Other</text:p>
          </table:table-cell>
          <table:table-cell office:value-type="string">
            <text:p>Skeeball Tables</text:p>
          </table:table-cell>
          <table:table-cell office:value-type="string">
            <text:p>Jenga Games</text:p>
          </table:table-cell>
          <table:table-cell office:value-type="string">
            <text:p>Trivia Tables</text:p>
          </table:table-cell>
          <table:table-cell office:value-type="string">
            <text:p>Board Games Boards</text:p>
          </table:table-cell>
          <table:table-cell office:value-type="string">
            <text:p>Video Game TV's</text:p>
          </table:table-cell>
          <table:table-cell office:value-type="string">
            <text:p>Arcade Machines</text:p>
          </table:table-cell>
          <table:table-cell office:value-type="string">
            <text:p>Skeeball Cost</text:p>
          </table:table-cell>
          <table:table-cell office:value-type="string">
            <text:p>Jenga Cost</text:p>
          </table:table-cell>
          <table:table-cell office:value-type="string">
            <text:p>Trivia Cost</text:p>
          </table:table-cell>
          <table:table-cell office:value-type="string">
            <text:p>Board Game cost</text:p>
          </table:table-cell>
          <table:table-cell office:value-type="string">
            <text:p>Video Game Cost</text:p>
          </table:table-cell>
          <table:table-cell office:value-type="string">
            <text:p>Arcade Cost</text:p>
          </table:table-cell>
          <table:table-cell office:value-type="string">
            <text:p>Games +</text:p>
          </table:table-cell>
          <table:table-cell office:value-type="string">
            <text:p>Link</text:p>
          </table:table-cell>
          <table:table-cell/>
        </table:table-row>
        <table:table-row table:style-name="ro2">
          <table:table-cell office:value-type="string">
            <text:p>Pioneer Bar</text:p>
          </table:table-cell>
          <table:table-cell office:value-type="string">
            <text:p>739 W 4th Ave</text:p>
          </table:table-cell>
          <table:table-cell office:value-type="string">
            <text:p>Anchorage</text:p>
          </table:table-cell>
          <table:table-cell office:value-type="string">
            <text:p>AK</text:p>
          </table:table-cell>
          <table:table-cell office:value-type="float" office:value="99501">
            <text:p>99501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 (Pool, Darts, Shuffleboard)</text:p>
          </table:table-cell>
          <table:table-cell table:number-columns-repeated="2"/>
        </table:table-row>
        <table:table-row table:style-name="ro2">
          <table:table-cell office:value-type="string">
            <text:p>Brewski's Pub &amp; Grub</text:p>
          </table:table-cell>
          <table:table-cell office:value-type="string">
            <text:p>315 Main St STE. 100</text:p>
          </table:table-cell>
          <table:table-cell office:value-type="string">
            <text:p>Little Rock</text:p>
          </table:table-cell>
          <table:table-cell office:value-type="string">
            <text:p>AR</text:p>
          </table:table-cell>
          <table:table-cell office:value-type="float" office:value="72201">
            <text:p>72201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 (Pool)</text:p>
          </table:table-cell>
          <table:table-cell table:number-columns-repeated="2"/>
        </table:table-row>
        <table:table-row table:style-name="ro3">
          <table:table-cell office:value-type="string">
            <text:p>Bull Shooters</text:p>
          </table:table-cell>
          <table:table-cell office:value-type="string">
            <text:p>3337 W Peoria Ave</text:p>
          </table:table-cell>
          <table:table-cell office:value-type="string">
            <text:p>Phoenix</text:p>
          </table:table-cell>
          <table:table-cell office:value-type="string">
            <text:p>AZ</text:p>
          </table:table-cell>
          <table:table-cell office:value-type="float" office:value="85029">
            <text:p>85029</text:p>
          </table:table-cell>
          <table:table-cell table:number-columns-repeated="6"/>
          <table:table-cell office:value-type="string">
            <text:p>Poker</text:p>
          </table:table-cell>
          <table:table-cell table:number-columns-repeated="5"/>
          <table:table-cell office:value-type="string">
            <text:p>8+</text:p>
          </table:table-cell>
          <table:table-cell table:number-columns-repeated="6"/>
          <table:table-cell office:value-type="string">
            <text:p>Pool, Darts</text:p>
          </table:table-cell>
          <table:table-cell table:number-columns-repeated="2"/>
        </table:table-row>
        <table:table-row table:style-name="ro3">
          <table:table-cell office:value-type="string">
            <text:p>The Down and Out</text:p>
          </table:table-cell>
          <table:table-cell office:value-type="string">
            <text:p>501 S Spring St</text:p>
          </table:table-cell>
          <table:table-cell office:value-type="string">
            <text:p>Los Angeles</text:p>
          </table:table-cell>
          <table:table-cell office:value-type="string">
            <text:p>CA</text:p>
          </table:table-cell>
          <table:table-cell office:value-type="float" office:value="90013">
            <text:p>90013</text:p>
          </table:table-cell>
          <table:table-cell table:number-columns-repeated="6"/>
          <table:table-cell office:value-type="string">
            <text:p>Beer Pong</text:p>
          </table:table-cell>
          <table:table-cell table:number-columns-repeated="12"/>
          <table:table-cell office:value-type="string">
            <text:p>Bar Sports (Pool)</text:p>
          </table:table-cell>
          <table:table-cell table:number-columns-repeated="2"/>
        </table:table-row>
        <table:table-row table:style-name="ro3">
          <table:table-cell office:value-type="string">
            <text:p>The Short Stop</text:p>
          </table:table-cell>
          <table:table-cell office:value-type="string">
            <text:p>1455 Sunset Blvd</text:p>
          </table:table-cell>
          <table:table-cell office:value-type="string">
            <text:p>Los Angeles</text:p>
          </table:table-cell>
          <table:table-cell office:value-type="string">
            <text:p>CA</text:p>
          </table:table-cell>
          <table:table-cell office:value-type="float" office:value="90026">
            <text:p>90026</text:p>
          </table:table-cell>
          <table:table-cell table:number-columns-repeated="6"/>
          <table:table-cell office:value-type="string">
            <text:p>Beer Pong</text:p>
          </table:table-cell>
          <table:table-cell table:number-columns-repeated="12"/>
          <table:table-cell office:value-type="string">
            <text:p>Bar Sports (Pool), Live Entertainment (Dancing)</text:p>
          </table:table-cell>
          <table:table-cell table:number-columns-repeated="2"/>
        </table:table-row>
        <table:table-row table:style-name="ro1">
          <table:table-cell office:value-type="string">
            <text:p>Candlerock Lounge &amp; Billiards</text:p>
          </table:table-cell>
          <table:table-cell office:value-type="string">
            <text:p>2600 Watt Ave</text:p>
          </table:table-cell>
          <table:table-cell office:value-type="string">
            <text:p>Sacramento</text:p>
          </table:table-cell>
          <table:table-cell office:value-type="string">
            <text:p>CA</text:p>
          </table:table-cell>
          <table:table-cell office:value-type="float" office:value="95821">
            <text:p>95821</text:p>
          </table:table-cell>
          <table:table-cell table:number-columns-repeated="6"/>
          <table:table-cell office:value-type="string">
            <text:p>Bowling</text:p>
          </table:table-cell>
          <table:table-cell table:number-columns-repeated="12"/>
          <table:table-cell office:value-type="string">
            <text:p>Bar Sports (Pool)</text:p>
          </table:table-cell>
          <table:table-cell table:number-columns-repeated="2"/>
        </table:table-row>
        <table:table-row table:style-name="ro3">
          <table:table-cell office:value-type="string">
            <text:p>Stampede</text:p>
          </table:table-cell>
          <table:table-cell office:value-type="string">
            <text:p>2430 S Havana St</text:p>
          </table:table-cell>
          <table:table-cell office:value-type="string">
            <text:p>Aurora</text:p>
          </table:table-cell>
          <table:table-cell office:value-type="string">
            <text:p>CO</text:p>
          </table:table-cell>
          <table:table-cell office:value-type="float" office:value="80014">
            <text:p>80014</text:p>
          </table:table-cell>
          <table:table-cell table:number-columns-repeated="6"/>
          <table:table-cell office:value-type="string">
            <text:p>Mechanical Bull</text:p>
          </table:table-cell>
          <table:table-cell table:number-columns-repeated="12"/>
          <table:table-cell office:value-type="string">
            <text:p>Bar Sports (Pool), Live Entertainment (Dancing)</text:p>
          </table:table-cell>
          <table:table-cell table:number-columns-repeated="2"/>
        </table:table-row>
        <table:table-row table:style-name="ro2">
          <table:table-cell office:value-type="string">
            <text:p>Badgers Pub</text:p>
          </table:table-cell>
          <table:table-cell office:value-type="string">
            <text:p>76 S Broadway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09">
            <text:p>80209</text:p>
          </table:table-cell>
          <table:table-cell table:style-name="ce1" office:value-type="string">
            <text:p>true</text:p>
          </table:table-cell>
          <table:table-cell table:number-columns-repeated="4"/>
          <table:table-cell table:style-name="ce1" office:value-type="string">
            <text:p>tru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$/game</text:p>
          </table:table-cell>
          <table:table-cell table:number-columns-repeated="4"/>
          <table:table-cell office:value-type="string">
            <text:p>$/game</text:p>
          </table:table-cell>
          <table:table-cell office:value-type="string">
            <text:p>Bar Sports (Pool, Darts)</text:p>
          </table:table-cell>
          <table:table-cell table:number-columns-repeated="2"/>
        </table:table-row>
        <table:table-row table:style-name="ro3">
          <table:table-cell office:value-type="string">
            <text:p>Grizzly Rose</text:p>
          </table:table-cell>
          <table:table-cell office:value-type="string">
            <text:p>5450 N Valley Hwy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16">
            <text:p>80216</text:p>
          </table:table-cell>
          <table:table-cell table:number-columns-repeated="6"/>
          <table:table-cell office:value-type="string">
            <text:p>Mechanical Bull</text:p>
          </table:table-cell>
          <table:table-cell table:number-columns-repeated="12"/>
          <table:table-cell office:value-type="string">
            <text:p>Bar Sports (Pool), Live Entertainment (Dancing)</text:p>
          </table:table-cell>
          <table:table-cell table:number-columns-repeated="2"/>
        </table:table-row>
        <table:table-row table:style-name="ro2">
          <table:table-cell office:value-type="string">
            <text:p>Punchbowl Social</text:p>
          </table:table-cell>
          <table:table-cell office:value-type="string">
            <text:p>65 Broadway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03">
            <text:p>80203</text:p>
          </table:table-cell>
          <table:table-cell table:style-name="ce1" office:value-type="string">
            <text:p>true</text:p>
          </table:table-cell>
          <table:table-cell table:number-columns-repeated="4"/>
          <table:table-cell table:style-name="ce1" office:value-type="string">
            <text:p>true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$/hr</text:p>
          </table:table-cell>
          <table:table-cell table:number-columns-repeated="4"/>
          <table:table-cell office:value-type="string">
            <text:p>$/hr</text:p>
          </table:table-cell>
          <table:table-cell office:value-type="string">
            <text:p>Bar Sports (Pool, Shuffleboard)</text:p>
          </table:table-cell>
          <table:table-cell table:number-columns-repeated="2"/>
        </table:table-row>
        <table:table-row table:style-name="ro2">
          <table:table-cell office:value-type="string">
            <text:p>Society Sports &amp; Spirits</text:p>
          </table:table-cell>
          <table:table-cell office:value-type="string">
            <text:p>1434 Blake St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02">
            <text:p>80202</text:p>
          </table:table-cell>
          <table:table-cell table:number-columns-repeated="4"/>
          <table:table-cell table:style-name="ce1" office:value-type="string">
            <text:p>true</text:p>
          </table:table-cell>
          <table:table-cell table:number-columns-repeated="14"/>
          <table:table-cell office:value-type="string">
            <text:p>Bar Sports (Shuffleboard)</text:p>
          </table:table-cell>
          <table:table-cell table:number-columns-repeated="2"/>
        </table:table-row>
        <table:table-row table:style-name="ro2">
          <table:table-cell office:value-type="string">
            <text:p>Dr. Proctor's Lounge</text:p>
          </table:table-cell>
          <table:table-cell office:value-type="string">
            <text:p>4201 E Mississippi Ave</text:p>
          </table:table-cell>
          <table:table-cell office:value-type="string">
            <text:p>Glendale</text:p>
          </table:table-cell>
          <table:table-cell office:value-type="string">
            <text:p>CO</text:p>
          </table:table-cell>
          <table:table-cell office:value-type="float" office:value="80246">
            <text:p>80246</text:p>
          </table:table-cell>
          <table:table-cell/>
          <table:table-cell table:style-name="ce1" office:value-type="string">
            <text:p>true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5"/>
          <table:table-cell office:value-type="string">
            <text:p>$.75, Free at times</text:p>
          </table:table-cell>
          <table:table-cell table:number-columns-repeated="4"/>
          <table:table-cell office:value-type="string">
            <text:p>Bar Sports (Foosball)</text:p>
          </table:table-cell>
          <table:table-cell table:number-columns-repeated="2"/>
        </table:table-row>
        <table:table-row table:style-name="ro2">
          <table:table-cell office:value-type="string">
            <text:p>Barracuda Taphouse &amp; Grill</text:p>
          </table:table-cell>
          <table:table-cell office:value-type="string">
            <text:p>3035 Fuller St</text:p>
          </table:table-cell>
          <table:table-cell office:value-type="string">
            <text:p>Miami</text:p>
          </table:table-cell>
          <table:table-cell office:value-type="string">
            <text:p>FL</text:p>
          </table:table-cell>
          <table:table-cell office:value-type="float" office:value="33133">
            <text:p>33133</text:p>
          </table:table-cell>
          <table:table-cell table:number-columns-repeated="2"/>
          <table:table-cell table:style-name="ce1" office:value-type="string">
            <text:p>true</text:p>
          </table:table-cell>
          <table:table-cell table:number-columns-repeated="3"/>
          <table:table-cell office:value-type="string">
            <text:p>Beer Pong</text:p>
          </table:table-cell>
          <table:table-cell table:number-columns-repeated="12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Mad Hatter's Ethnobotanical Tea Bar</text:p>
          </table:table-cell>
          <table:table-cell office:value-type="string">
            <text:p>4685 28th St N, St</text:p>
          </table:table-cell>
          <table:table-cell office:value-type="string">
            <text:p>Petersburg</text:p>
          </table:table-cell>
          <table:table-cell office:value-type="string">
            <text:p>FL</text:p>
          </table:table-cell>
          <table:table-cell office:value-type="float" office:value="33714">
            <text:p>33714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number-columns-repeated="15"/>
          <table:table-cell office:value-type="string">
            <text:p>Bar Sports (Pool), Hookah</text:p>
          </table:table-cell>
          <table:table-cell table:number-columns-repeated="2"/>
        </table:table-row>
        <table:table-row table:style-name="ro3">
          <table:table-cell office:value-type="string">
            <text:p>Player's</text:p>
          </table:table-cell>
          <table:table-cell office:value-type="string">
            <text:p>1500 54th St</text:p>
          </table:table-cell>
          <table:table-cell office:value-type="string">
            <text:p>Columbus</text:p>
          </table:table-cell>
          <table:table-cell office:value-type="string">
            <text:p>GA</text:p>
          </table:table-cell>
          <table:table-cell office:value-type="float" office:value="31904">
            <text:p>31904</text:p>
          </table:table-cell>
          <table:table-cell table:number-columns-repeated="6"/>
          <table:table-cell office:value-type="string">
            <text:p>Mini Bowling</text:p>
          </table:table-cell>
          <table:table-cell table:number-columns-repeated="12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Chairs</text:p>
          </table:table-cell>
          <table:table-cell office:value-type="string">
            <text:p>2783 MAIN STREET</text:p>
          </table:table-cell>
          <table:table-cell office:value-type="string">
            <text:p>East Point</text:p>
          </table:table-cell>
          <table:table-cell office:value-type="string">
            <text:p>GA</text:p>
          </table:table-cell>
          <table:table-cell office:value-type="float" office:value="30344">
            <text:p>30344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 (Pool, Darts), Live Entertainment (Piano, Karaoke)</text:p>
          </table:table-cell>
          <table:table-cell table:number-columns-repeated="2"/>
        </table:table-row>
        <table:table-row table:style-name="ro2">
          <table:table-cell office:value-type="string">
            <text:p>Cornwall's</text:p>
          </table:table-cell>
          <table:table-cell office:value-type="string">
            <text:p>654 Beacon St</text:p>
          </table:table-cell>
          <table:table-cell office:value-type="string">
            <text:p>Boston</text:p>
          </table:table-cell>
          <table:table-cell office:value-type="string">
            <text:p>MA</text:p>
          </table:table-cell>
          <table:table-cell office:value-type="float" office:value="2215">
            <text:p>2215</text:p>
          </table:table-cell>
          <table:table-cell table:number-columns-repeated="3"/>
          <table:table-cell table:style-name="ce1" office:value-type="string">
            <text:p>true</text:p>
          </table:table-cell>
          <table:table-cell table:number-columns-repeated="15"/>
          <table:table-cell office:value-type="string">
            <text:p>Bar Sports (Pool)</text:p>
          </table:table-cell>
          <table:table-cell table:number-columns-repeated="2"/>
        </table:table-row>
        <table:table-row table:style-name="ro1">
          <table:table-cell office:value-type="string">
            <text:p>Sporty's Pub &amp; Grill</text:p>
          </table:table-cell>
          <table:table-cell office:value-type="string">
            <text:p>2124 Como Ave SE</text:p>
          </table:table-cell>
          <table:table-cell office:value-type="string">
            <text:p>Minneapolis</text:p>
          </table:table-cell>
          <table:table-cell office:value-type="string">
            <text:p>MN</text:p>
          </table:table-cell>
          <table:table-cell office:value-type="float" office:value="55414">
            <text:p>55414</text:p>
          </table:table-cell>
          <table:table-cell table:number-columns-repeated="6"/>
          <table:table-cell office:value-type="string">
            <text:p>Pinball</text:p>
          </table:table-cell>
          <table:table-cell table:number-columns-repeated="12"/>
          <table:table-cell office:value-type="string">
            <text:p>Bar Sports (Pool, Foosball, Darts)</text:p>
          </table:table-cell>
          <table:table-cell table:number-columns-repeated="2"/>
        </table:table-row>
        <table:table-row table:style-name="ro2">
          <table:table-cell office:value-type="string">
            <text:p>Start Bar</text:p>
          </table:table-cell>
          <table:table-cell office:value-type="string">
            <text:p>1000 Spruce St</text:p>
          </table:table-cell>
          <table:table-cell office:value-type="string">
            <text:p>St Louis</text:p>
          </table:table-cell>
          <table:table-cell office:value-type="string">
            <text:p>MO</text:p>
          </table:table-cell>
          <table:table-cell office:value-type="float" office:value="63102">
            <text:p>63102</text:p>
          </table:table-cell>
          <table:table-cell table:style-name="ce1" office:value-type="string">
            <text:p>true</text:p>
          </table:table-cell>
          <table:table-cell table:number-columns-repeated="3"/>
          <table:table-cell table:number-columns-repeated="2" table:style-name="ce1" office:value-type="string">
            <text:p>true</text:p>
          </table:table-cell>
          <table:table-cell office:value-type="string">
            <text:p>Pinball</text:p>
          </table:table-cell>
          <table:table-cell table:number-columns-repeated="12"/>
          <table:table-cell office:value-type="string">
            <text:p>More Games</text:p>
          </table:table-cell>
          <table:table-cell office:value-type="string">
            <text:p>https://startbarstl.com/</text:p>
          </table:table-cell>
          <table:table-cell/>
        </table:table-row>
        <table:table-row table:style-name="ro2">
          <table:table-cell office:value-type="string">
            <text:p>The Famous Bar</text:p>
          </table:table-cell>
          <table:table-cell office:value-type="string">
            <text:p>5213 Chippewa St</text:p>
          </table:table-cell>
          <table:table-cell office:value-type="string">
            <text:p>St Louis</text:p>
          </table:table-cell>
          <table:table-cell office:value-type="string">
            <text:p>MO</text:p>
          </table:table-cell>
          <table:table-cell office:value-type="float" office:value="63109">
            <text:p>63109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 (Pool)</text:p>
          </table:table-cell>
          <table:table-cell table:number-columns-repeated="2"/>
        </table:table-row>
        <table:table-row table:style-name="ro2">
          <table:table-cell office:value-type="string">
            <text:p>Bones Arcade</text:p>
          </table:table-cell>
          <table:table-cell office:value-type="string">
            <text:p>1425 Broadwater Ave</text:p>
          </table:table-cell>
          <table:table-cell office:value-type="string">
            <text:p>Billings</text:p>
          </table:table-cell>
          <table:table-cell office:value-type="string">
            <text:p>MT</text:p>
          </table:table-cell>
          <table:table-cell office:value-type="float" office:value="59102">
            <text:p>59102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</text:p>
          </table:table-cell>
          <table:table-cell table:number-columns-repeated="2"/>
        </table:table-row>
        <table:table-row table:style-name="ro2">
          <table:table-cell office:value-type="string">
            <text:p>Slate Charlotte</text:p>
          </table:table-cell>
          <table:table-cell office:value-type="string">
            <text:p>200 E Bland St</text:p>
          </table:table-cell>
          <table:table-cell office:value-type="string">
            <text:p>Charlotte</text:p>
          </table:table-cell>
          <table:table-cell office:value-type="string">
            <text:p>NC</text:p>
          </table:table-cell>
          <table:table-cell office:value-type="float" office:value="28203">
            <text:p>28203</text:p>
          </table:table-cell>
          <table:table-cell/>
          <table:table-cell table:style-name="ce1" office:value-type="string">
            <text:p>true</text:p>
          </table:table-cell>
          <table:table-cell table:number-columns-repeated="17"/>
          <table:table-cell office:value-type="string">
            <text:p>Bar Sports (Pool, Darts), Live Entertainment (Karaoke)</text:p>
          </table:table-cell>
          <table:table-cell table:number-columns-repeated="2"/>
        </table:table-row>
        <table:table-row table:style-name="ro3">
          <table:table-cell office:value-type="string">
            <text:p>The Bowler Inc.</text:p>
          </table:table-cell>
          <table:table-cell office:value-type="string">
            <text:p>2630 S University Dr</text:p>
          </table:table-cell>
          <table:table-cell office:value-type="string">
            <text:p>Fargo</text:p>
          </table:table-cell>
          <table:table-cell office:value-type="string">
            <text:p>ND</text:p>
          </table:table-cell>
          <table:table-cell office:value-type="float" office:value="58103">
            <text:p>58103</text:p>
          </table:table-cell>
          <table:table-cell table:number-columns-repeated="6"/>
          <table:table-cell office:value-type="string">
            <text:p>Bowling, Casino Games</text:p>
          </table:table-cell>
          <table:table-cell table:number-columns-repeated="12"/>
          <table:table-cell office:value-type="string">
            <text:p>Bar Sports (Pool, Darts), Live Entertainment (Karaoke)</text:p>
          </table:table-cell>
          <table:table-cell table:number-columns-repeated="2"/>
        </table:table-row>
        <table:table-row table:style-name="ro1">
          <table:table-cell office:value-type="string">
            <text:p>Carraro's &amp; Joe's Place</text:p>
          </table:table-cell>
          <table:table-cell office:value-type="string">
            <text:p>108 Vassar Dr SE</text:p>
          </table:table-cell>
          <table:table-cell office:value-type="string">
            <text:p>Albuquerque</text:p>
          </table:table-cell>
          <table:table-cell office:value-type="string">
            <text:p>NM</text:p>
          </table:table-cell>
          <table:table-cell office:value-type="float" office:value="87106">
            <text:p>87106</text:p>
          </table:table-cell>
          <table:table-cell table:number-columns-repeated="6"/>
          <table:table-cell office:value-type="string">
            <text:p>Air Hockey, Pinball</text:p>
          </table:table-cell>
          <table:table-cell table:number-columns-repeated="12"/>
          <table:table-cell office:value-type="string">
            <text:p>Bar Sports (Pool, PingPong)</text:p>
          </table:table-cell>
          <table:table-cell table:number-columns-repeated="2"/>
        </table:table-row>
        <table:table-row table:style-name="ro1">
          <table:table-cell office:value-type="string">
            <text:p>Brownstone Billiards</text:p>
          </table:table-cell>
          <table:table-cell office:value-type="string">
            <text:p>308 Flatbush Ave</text:p>
          </table:table-cell>
          <table:table-cell office:value-type="string">
            <text:p>Brooklyn</text:p>
          </table:table-cell>
          <table:table-cell office:value-type="string">
            <text:p>NY</text:p>
          </table:table-cell>
          <table:table-cell office:value-type="float" office:value="11238">
            <text:p>11238</text:p>
          </table:table-cell>
          <table:table-cell table:number-columns-repeated="6"/>
          <table:table-cell office:value-type="string">
            <text:p>Air Hockey, Bowling</text:p>
          </table:table-cell>
          <table:table-cell table:number-columns-repeated="12"/>
          <table:table-cell office:value-type="string">
            <text:p>Bar Sports (Pool)</text:p>
          </table:table-cell>
          <table:table-cell table:number-columns-repeated="2"/>
        </table:table-row>
        <table:table-row table:style-name="ro2">
          <table:table-cell office:value-type="string">
            <text:p>Ace Bar</text:p>
          </table:table-cell>
          <table:table-cell office:value-type="string">
            <text:p>531 E 5th St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009">
            <text:p>10009</text:p>
          </table:table-cell>
          <table:table-cell table:style-name="ce1" office:value-type="string">
            <text:p>true</text:p>
          </table:table-cell>
          <table:table-cell table:number-columns-repeated="18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Brady's</text:p>
          </table:table-cell>
          <table:table-cell office:value-type="string">
            <text:p>1583 2nd Ave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float" office:value="10028">
            <text:p>10028</text:p>
          </table:table-cell>
          <table:table-cell table:number-columns-repeated="4"/>
          <table:table-cell table:style-name="ce1" office:value-type="string">
            <text:p>true</text:p>
          </table:table-cell>
          <table:table-cell table:number-columns-repeated="14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Murphy's Pub</text:p>
          </table:table-cell>
          <table:table-cell office:value-type="string">
            <text:p>2329 W Clifton Ave</text:p>
          </table:table-cell>
          <table:table-cell office:value-type="string">
            <text:p>Cincinnati</text:p>
          </table:table-cell>
          <table:table-cell office:value-type="string">
            <text:p>OH</text:p>
          </table:table-cell>
          <table:table-cell office:value-type="float" office:value="45219">
            <text:p>45219</text:p>
          </table:table-cell>
          <table:table-cell/>
          <table:table-cell table:number-columns-repeated="2" table:style-name="ce1" office:value-type="string">
            <text:p>true</text:p>
          </table:table-cell>
          <table:table-cell table:number-columns-repeated="16"/>
          <table:table-cell office:value-type="string">
            <text:p>Bar Sports (Pool)</text:p>
          </table:table-cell>
          <table:table-cell table:number-columns-repeated="2"/>
        </table:table-row>
        <table:table-row table:style-name="ro2">
          <table:table-cell office:value-type="string">
            <text:p>Edgefield Sports Bar &amp; Grill</text:p>
          </table:table-cell>
          <table:table-cell office:value-type="string">
            <text:p>921 Woodland St,</text:p>
          </table:table-cell>
          <table:table-cell office:value-type="string">
            <text:p>Nashville</text:p>
          </table:table-cell>
          <table:table-cell office:value-type="string">
            <text:p>TN</text:p>
          </table:table-cell>
          <table:table-cell office:value-type="float" office:value="37206">
            <text:p>37206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1">
          <table:table-cell office:value-type="string">
            <text:p>Click's Billiards</text:p>
          </table:table-cell>
          <table:table-cell office:value-type="string">
            <text:p>2121 E Oltorf St #14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float" office:value="78741">
            <text:p>78741</text:p>
          </table:table-cell>
          <table:table-cell table:number-columns-repeated="6"/>
          <table:table-cell office:value-type="string">
            <text:p>Poker</text:p>
          </table:table-cell>
          <table:table-cell table:number-columns-repeated="12"/>
          <table:table-cell office:value-type="string">
            <text:p>Bar Sports (Pool)</text:p>
          </table:table-cell>
          <table:table-cell table:number-columns-repeated="2"/>
        </table:table-row>
        <table:table-row table:style-name="ro3">
          <table:table-cell office:value-type="string">
            <text:p>Shooters Billiards &amp; Sports Bar</text:p>
          </table:table-cell>
          <table:table-cell office:value-type="string">
            <text:p>11416 Ranch Rd 620 N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float" office:value="78726">
            <text:p>78726</text:p>
          </table:table-cell>
          <table:table-cell table:number-columns-repeated="6"/>
          <table:table-cell office:value-type="string">
            <text:p>Poker</text:p>
          </table:table-cell>
          <table:table-cell table:number-columns-repeated="12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Slick Willie's</text:p>
          </table:table-cell>
          <table:table-cell office:value-type="string">
            <text:p>8440 Burnet Rd # 160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float" office:value="78757">
            <text:p>78757</text:p>
          </table:table-cell>
          <table:table-cell table:number-columns-repeated="4"/>
          <table:table-cell table:style-name="ce1" office:value-type="string">
            <text:p>true</text:p>
          </table:table-cell>
          <table:table-cell table:number-columns-repeated="14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The Local Outpost</text:p>
          </table:table-cell>
          <table:table-cell office:value-type="string">
            <text:p>13201 Pond Springs Rd</text:p>
          </table:table-cell>
          <table:table-cell office:value-type="string">
            <text:p>Austin</text:p>
          </table:table-cell>
          <table:table-cell office:value-type="string">
            <text:p>TX</text:p>
          </table:table-cell>
          <table:table-cell office:value-type="float" office:value="78729">
            <text:p>78729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13"/>
          <table:table-cell office:value-type="string">
            <text:p>Bar Sports (Pool, Darts, Cornhole, Foosball)</text:p>
          </table:table-cell>
          <table:table-cell table:number-columns-repeated="2"/>
        </table:table-row>
        <table:table-row table:style-name="ro2">
          <table:table-cell office:value-type="string">
            <text:p>Sharky's Bar, Grill &amp; Games</text:p>
          </table:table-cell>
          <table:table-cell office:value-type="string">
            <text:p>17453 Preston Rd</text:p>
          </table:table-cell>
          <table:table-cell office:value-type="string">
            <text:p>Dallas</text:p>
          </table:table-cell>
          <table:table-cell office:value-type="string">
            <text:p>TX</text:p>
          </table:table-cell>
          <table:table-cell office:value-type="float" office:value="75252">
            <text:p>75252</text:p>
          </table:table-cell>
          <table:table-cell table:number-columns-repeated="4"/>
          <table:table-cell table:style-name="ce1" office:value-type="string">
            <text:p>true</text:p>
          </table:table-cell>
          <table:table-cell table:number-columns-repeated="14"/>
          <table:table-cell office:value-type="string">
            <text:p>Bar Sports (Pool, Shuffleboard), Live Entertainment (Karaoke)</text:p>
          </table:table-cell>
          <table:table-cell table:number-columns-repeated="2"/>
        </table:table-row>
        <table:table-row table:style-name="ro2">
          <table:table-cell office:value-type="string">
            <text:p>Mustard Seed Bar &amp; Grill</text:p>
          </table:table-cell>
          <table:table-cell office:value-type="string">
            <text:p>5608 119th Ave SE</text:p>
          </table:table-cell>
          <table:table-cell office:value-type="string">
            <text:p>Newcastle</text:p>
          </table:table-cell>
          <table:table-cell office:value-type="string">
            <text:p>WA</text:p>
          </table:table-cell>
          <table:table-cell office:value-type="float" office:value="98006">
            <text:p>98006</text:p>
          </table:table-cell>
          <table:table-cell table:number-columns-repeated="5"/>
          <table:table-cell table:style-name="ce1" office:value-type="string">
            <text:p>true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5"/>
          <table:table-cell office:value-type="string">
            <text:p>0.75/game</text:p>
          </table:table-cell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Admiral Pub</text:p>
          </table:table-cell>
          <table:table-cell office:value-type="string">
            <text:p>2306 California Ave SW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6">
            <text:p>98116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1"/>
          <table:table-cell office:value-type="string">
            <text:p>Bar Sports, Live Entertainment</text:p>
          </table:table-cell>
          <table:table-cell table:number-columns-repeated="2"/>
        </table:table-row>
        <table:table-row table:style-name="ro1">
          <table:table-cell office:value-type="string">
            <text:p>Flatstick Pub</text:p>
          </table:table-cell>
          <table:table-cell office:value-type="string">
            <text:p>240 2nd Ave S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04">
            <text:p>98104</text:p>
          </table:table-cell>
          <table:table-cell table:number-columns-repeated="6"/>
          <table:table-cell office:value-type="string">
            <text:p>Mini Golf</text:p>
          </table:table-cell>
          <table:table-cell table:number-columns-repeated="12"/>
          <table:table-cell office:value-type="string">
            <text:p>Bar Sports (Pool, Cornhole)</text:p>
          </table:table-cell>
          <table:table-cell table:number-columns-repeated="2"/>
        </table:table-row>
        <table:table-row table:style-name="ro2">
          <table:table-cell office:value-type="string">
            <text:p>Great Nabob</text:p>
          </table:table-cell>
          <table:table-cell office:value-type="string">
            <text:p>819 5th Ave N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09">
            <text:p>98109</text:p>
          </table:table-cell>
          <table:table-cell table:number-columns-repeated="2"/>
          <table:table-cell table:style-name="ce1" office:value-type="string">
            <text:p>true</text:p>
          </table:table-cell>
          <table:table-cell table:number-columns-repeated="16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Hillside Bar</text:p>
          </table:table-cell>
          <table:table-cell office:value-type="string">
            <text:p>1520 E Olive Wa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22">
            <text:p>98122</text:p>
          </table:table-cell>
          <table:table-cell table:number-columns-repeated="2"/>
          <table:table-cell table:style-name="ce1"/>
          <table:table-cell table:number-columns-repeated="3"/>
          <table:table-cell office:value-type="string">
            <text:p>Pinball</text:p>
          </table:table-cell>
          <table:table-cell table:number-columns-repeated="12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Targy's Tavern</text:p>
          </table:table-cell>
          <table:table-cell office:value-type="string">
            <text:p>600 W Crockett St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9">
            <text:p>98119</text:p>
          </table:table-cell>
          <table:table-cell table:number-columns-repeated="2"/>
          <table:table-cell table:style-name="ce1" office:value-type="string">
            <text:p>true</text:p>
          </table:table-cell>
          <table:table-cell table:number-columns-repeated="16"/>
          <table:table-cell office:value-type="string">
            <text:p>Bar Sports (Pool, Darts)</text:p>
          </table:table-cell>
          <table:table-cell table:number-columns-repeated="2"/>
        </table:table-row>
        <table:table-row table:style-name="ro2">
          <table:table-cell office:value-type="string">
            <text:p>Vidiot Arcade Bar</text:p>
          </table:table-cell>
          <table:table-cell office:value-type="string">
            <text:p>4210 SW Admiral Way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16">
            <text:p>98116</text:p>
          </table:table-cell>
          <table:table-cell table:style-name="ce2"/>
          <table:table-cell table:number-columns-repeated="4"/>
          <table:table-cell table:style-name="ce1" office:value-type="string">
            <text:p>true</text:p>
          </table:table-cell>
          <table:table-cell office:value-type="string">
            <text:p>Pinball</text:p>
          </table:table-cell>
          <table:table-cell table:number-columns-repeated="15"/>
        </table:table-row>
        <table:table-row table:style-name="ro2">
          <table:table-cell office:value-type="string">
            <text:p>Zoo Tavern</text:p>
          </table:table-cell>
          <table:table-cell office:value-type="string">
            <text:p>2301 Eastlake Ave E</text:p>
          </table:table-cell>
          <table:table-cell office:value-type="string">
            <text:p>Seattle</text:p>
          </table:table-cell>
          <table:table-cell office:value-type="string">
            <text:p>WA</text:p>
          </table:table-cell>
          <table:table-cell office:value-type="float" office:value="98102">
            <text:p>98102</text:p>
          </table:table-cell>
          <table:table-cell table:style-name="ce1" office:value-type="string">
            <text:p>true</text:p>
          </table:table-cell>
          <table:table-cell table:number-columns-repeated="2"/>
          <table:table-cell table:style-name="ce1" office:value-type="string">
            <text:p>true</text:p>
          </table:table-cell>
          <table:table-cell table:number-columns-repeated="15"/>
          <table:table-cell office:value-type="string">
            <text:p>Bar Sports</text:p>
          </table:table-cell>
          <table:table-cell table:number-columns-repeated="2"/>
        </table:table-row>
        <table:table-row table:style-name="ro2">
          <table:table-cell office:value-type="string">
            <text:p>Brass Ring Bar &amp; Restaurant</text:p>
          </table:table-cell>
          <table:table-cell office:value-type="string">
            <text:p>701 E Washington Ave</text:p>
          </table:table-cell>
          <table:table-cell office:value-type="string">
            <text:p>Madison</text:p>
          </table:table-cell>
          <table:table-cell office:value-type="string">
            <text:p>WI</text:p>
          </table:table-cell>
          <table:table-cell office:value-type="float" office:value="53703">
            <text:p>53703</text:p>
          </table:table-cell>
          <table:table-cell table:number-columns-repeated="2"/>
          <table:table-cell table:style-name="ce1" office:value-type="string">
            <text:p>true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9"/>
          <table:table-cell office:value-type="string">
            <text:p>Bar Sports (Pool), Live Entertainment (Live Music)</text:p>
          </table:table-cell>
          <table:table-cell table:number-columns-repeated="2"/>
        </table:table-row>
        <table:table-row table:style-name="ro1">
          <table:table-cell office:value-type="string">
            <text:p>Haybaler's Saloon</text:p>
          </table:table-cell>
          <table:table-cell office:value-type="string">
            <text:p>13327 W Greenfield Ave</text:p>
          </table:table-cell>
          <table:table-cell office:value-type="string">
            <text:p>New Berlin</text:p>
          </table:table-cell>
          <table:table-cell office:value-type="string">
            <text:p>WI</text:p>
          </table:table-cell>
          <table:table-cell office:value-type="float" office:value="53151">
            <text:p>53151</text:p>
          </table:table-cell>
          <table:table-cell table:number-columns-repeated="6"/>
          <table:table-cell office:value-type="string">
            <text:p>Poker</text:p>
          </table:table-cell>
          <table:table-cell table:number-columns-repeated="15"/>
        </table:table-row>
        <table:table-row table:style-name="ro2">
          <table:table-cell office:value-type="string">
            <text:p>Homegrown Tap &amp; Dough</text:p>
          </table:table-cell>
          <table:table-cell office:value-type="string">
            <text:p>1001 S Gaylord St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09">
            <text:p>80209</text:p>
          </table:table-cell>
          <table:table-cell table:number-columns-repeated="4"/>
          <table:table-cell table:style-name="ce1" office:value-type="string">
            <text:p>true</text:p>
          </table:table-cell>
          <table:table-cell table:number-columns-repeated="14"/>
          <table:table-cell office:value-type="string">
            <text:p>Bar Sports (Cornhole)</text:p>
          </table:table-cell>
          <table:table-cell office:value-type="string">
            <text:p>https://www.yelp.com/biz/homegrown-tap-and-dough-wash-park-denver</text:p>
          </table:table-cell>
          <table:table-cell/>
        </table:table-row>
        <table:table-row table:style-name="ro2">
          <table:table-cell office:value-type="string">
            <text:p>The Tavern (Wash Park)</text:p>
          </table:table-cell>
          <table:table-cell office:value-type="string">
            <text:p>1066 S Gaylord St</text:p>
          </table:table-cell>
          <table:table-cell office:value-type="string">
            <text:p>Denver</text:p>
          </table:table-cell>
          <table:table-cell office:value-type="string">
            <text:p>CO</text:p>
          </table:table-cell>
          <table:table-cell office:value-type="float" office:value="80209">
            <text:p>80209</text:p>
          </table:table-cell>
          <table:table-cell/>
          <table:table-cell table:style-name="ce1" office:value-type="string">
            <text:p>true</text:p>
          </table:table-cell>
          <table:table-cell table:number-columns-repeated="12"/>
          <table:table-cell office:value-type="string">
            <text:p>Free</text:p>
          </table:table-cell>
          <table:table-cell table:number-columns-repeated="4"/>
          <table:table-cell office:value-type="string">
            <text:p>Bar Sports (Cornhole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4/17/2018</text:date>, <text:time>14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36:11.34</meta:creation-date>
    <dc:date>2018-04-17T14:57:03.20</dc:date>
    <meta:editing-duration>PT1H20M49S</meta:editing-duration>
    <meta:editing-cycles>5</meta:editing-cycles>
    <meta:generator>OpenOffice/4.1.3$Win32 OpenOffice.org_project/413m1$Build-9783</meta:generator>
    <meta:document-statistic meta:table-count="3" meta:cell-count="373" meta:object-count="0"/>
  </office:meta>
</office:document-meta>
</file>